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15pt" fo:language="en" fo:country="US" officeooo:paragraph-rsid="001bfc1e" style:font-size-asian="15pt" style:font-size-complex="15pt"/>
    </style:style>
    <style:style style:name="P2" style:family="paragraph" style:parent-style-name="Standard">
      <style:text-properties fo:font-size="15pt" fo:language="en" fo:country="US" officeooo:rsid="000fdd47" officeooo:paragraph-rsid="001bfc1e" style:font-size-asian="15pt" style:font-size-complex="15pt"/>
    </style:style>
    <style:style style:name="P3" style:family="paragraph" style:parent-style-name="Standard">
      <style:text-properties fo:font-size="15pt" fo:language="en" fo:country="US" officeooo:rsid="00113285" officeooo:paragraph-rsid="001bfc1e" style:font-size-asian="15pt" style:font-size-complex="15pt"/>
    </style:style>
    <style:style style:name="P4" style:family="paragraph" style:parent-style-name="Standard">
      <style:text-properties fo:font-size="14pt" fo:language="en" fo:country="US" officeooo:rsid="00113285" officeooo:paragraph-rsid="001bfc1e" style:font-size-asian="14pt" style:font-size-complex="14pt"/>
    </style:style>
    <style:style style:name="P5" style:family="paragraph" style:parent-style-name="Text_20_body">
      <style:text-properties fo:font-size="15pt" fo:language="en" fo:country="US" officeooo:rsid="001eddd8" officeooo:paragraph-rsid="001bfc1e" style:font-size-asian="15pt" style:font-size-complex="15pt"/>
    </style:style>
    <style:style style:name="P6" style:family="paragraph" style:parent-style-name="Text_20_body">
      <style:text-properties fo:font-size="15pt" fo:language="en" fo:country="US" officeooo:rsid="001eddd8" officeooo:paragraph-rsid="001fd044" style:font-size-asian="15pt" style:font-size-complex="15pt"/>
    </style:style>
    <style:style style:name="P7" style:family="paragraph" style:parent-style-name="Text_20_body">
      <style:text-properties fo:font-size="15pt" fo:language="en" fo:country="US" officeooo:rsid="001c66e0" officeooo:paragraph-rsid="001bfc1e" style:font-size-asian="15pt" style:font-size-complex="15pt"/>
    </style:style>
    <style:style style:name="P8" style:family="paragraph" style:parent-style-name="Text_20_body">
      <style:text-properties fo:font-size="15pt" officeooo:paragraph-rsid="001bfc1e" style:font-size-asian="15pt" style:font-size-complex="15pt"/>
    </style:style>
    <style:style style:name="T1" style:family="text">
      <style:text-properties officeooo:rsid="00297c50"/>
    </style:style>
    <style:style style:name="T2" style:family="text">
      <style:text-properties officeooo:rsid="002b4793"/>
    </style:style>
    <style:style style:name="T3" style:family="text">
      <style:text-properties officeooo:rsid="001cf0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print design</text:h>
      <text:p text:style-name="P2"/>
      <text:p text:style-name="P2">The design is divided into 3 parts</text:p>
      <text:p text:style-name="P2"/>
      <text:p text:style-name="P2"/>
      <text:p text:style-name="P3">Backlog: all the tasks that have to be done in the sprint</text:p>
      <text:p text:style-name="P3"/>
      <text:p text:style-name="P3">In progress: the tasks that are in process</text:p>
      <text:p text:style-name="P3"/>
      <text:p text:style-name="P3">Finished: the tasks that have been completed</text:p>
      <text:p text:style-name="P3"/>
      <text:h text:style-name="P1" text:outline-level="3">Learning Git Flow</text:h>
      <text:p text:style-name="P3"/>
      <text:p text:style-name="P4">To share the documents we have used Git Flow</text:p>
      <text:p text:style-name="P4"/>
      <text:p text:style-name="P4">In this technique, we use branches.</text:p>
      <text:p text:style-name="P4"/>
      <text:p text:style-name="P4">We are administrate the branch like this.</text:p>
      <text:p text:style-name="P4"/>
      <text:p text:style-name="P4"><text:s/>-<text:span text:style-name="T3">Main</text:span>: <text:s/>is the master branch. On this branch there are only the final versions of the website.</text:p>
      <text:p text:style-name="P4"/>
      <text:p text:style-name="P4">- Release: this branch is used to improve the version before uploading it to <text:span text:style-name="T3">main</text:span>.</text:p>
      <text:p text:style-name="P4"/>
      <text:p text:style-name="P4">-Developer: this branch is used to push all changes and put together the different documents created.</text:p>
      <text:p text:style-name="P4"/>
      <text:p text:style-name="P4">- <text:span text:style-name="T1">F</text:span>eature: this branch is used to create anything new we want. We will later add them to develop.</text:p>
      <text:p text:style-name="P3"/>
      <text:h text:style-name="P1" text:outline-level="3"><text:soft-page-break/>Git project creation</text:h>
      <text:p text:style-name="P7">- For now for our project we have created these branches</text:p>
      <text:p text:style-name="P7">- Main</text:p>
      <text:p text:style-name="P7">-Develop</text:p>
      <text:p text:style-name="P7">- And all this feature branches.</text:p>
      <text:p text:style-name="P7"/>
      <text:h text:style-name="P1" text:outline-level="3" text:is-list-header="true"><text:span text:style-name="T2">A</text:span>dministration of GitHub Project</text:h>
      <text:p text:style-name="P8"/>
      <text:p text:style-name="P5">To manage project tasks we use GitHub Project.</text:p>
      <text:p text:style-name="P6">It is more graphic and intuitive than other programs. <text:s/></text:p>
      <text:p text:style-name="P6">Thanks to this tool it is easier for us to organize tasks and see their progress. </text:p>
      <text:p text:style-name="P6">It also has many features that make it more entertaining and comftabol to us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4T12:16:33.162000000</meta:creation-date>
    <dc:date>2024-03-24T13:02:08.150000000</dc:date>
    <meta:editing-duration>PT19M34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3" meta:word-count="202" meta:character-count="1118" meta:non-whitespace-character-count="933"/>
  </office:meta>
</office:document-meta>
</file>